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Eksperiment 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Baselin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umlah Data </text:p>
          </table:table-cell>
          <table:table-cell office:value-type="float" office:value="3370" calcext:value-type="float">
            <text:p>33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mlah Model</text:p>
          </table:table-cell>
          <table:table-cell office:value-type="float" office:value="2810" calcext:value-type="float">
            <text:p>2810</text:p>
          </table:table-cell>
          <table:table-cell/>
          <table:table-cell office:value-type="string" calcext:value-type="string">
            <text:p>Jawab</text:p>
          </table:table-cell>
          <table:table-cell office:value-type="float" office:value="959" calcext:value-type="float">
            <text:p>9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aca</text:p>
          </table:table-cell>
          <table:table-cell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baikan</text:p>
          </table:table-cell>
          <table:table-cell office:value-type="float" office:value="1235" calcext:value-type="float">
            <text:p>123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 Fitur Kata</text:p>
          </table:table-cell>
          <table:table-cell office:value-type="float" office:value="4295" calcext:value-type="float">
            <text:p>4295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Decission Tree</text:p>
          </table:table-cell>
          <table:table-cell table:number-columns-repeated="2"/>
          <table:table-cell office:value-type="string" calcext:value-type="string">
            <text:p>akurasi</text:p>
          </table:table-cell>
          <table:table-cell office:value-type="float" office:value="64.733" calcext:value-type="float">
            <text:p>64.733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51.5039" calcext:value-type="float">
            <text:p>51.503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653" calcext:value-type="float">
            <text:p>653</text:p>
          </table:table-cell>
          <table:table-cell office:value-type="float" office:value="107" calcext:value-type="float">
            <text:p>107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32" calcext:value-type="float">
            <text:p>132</text:p>
          </table:table-cell>
          <table:table-cell office:value-type="float" office:value="197" calcext:value-type="float">
            <text:p>197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969" calcext:value-type="float">
            <text:p>969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ecis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  <table:table-cell office:value-type="float" office:value="0.72" calcext:value-type="float">
            <text:p>0.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0.45" calcext:value-type="float">
            <text:p>0.45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0.71" calcext:value-type="float">
            <text:p>0.71</text:p>
          </table:table-cell>
          <table:table-cell office:value-type="float" office:value="0.68" calcext:value-type="float">
            <text:p>0.68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0.63" calcext:value-type="float">
            <text:p>0.63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aive Bayes</text:p>
          </table:table-cell>
          <table:table-cell table:number-columns-repeated="2"/>
          <table:table-cell office:value-type="string" calcext:value-type="string">
            <text:p>akurasi</text:p>
          </table:table-cell>
          <table:table-cell office:value-type="float" office:value="58.363" calcext:value-type="float">
            <text:p>58.363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5.68066" calcext:value-type="float">
            <text:p>5.6806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721" calcext:value-type="float">
            <text:p>721</text:p>
          </table:table-cell>
          <table:table-cell office:value-type="float" office:value="184" calcext:value-type="float">
            <text:p>184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74" calcext:value-type="float">
            <text:p>174</text:p>
          </table:table-cell>
          <table:table-cell office:value-type="float" office:value="365" calcext:value-type="float">
            <text:p>365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float" office:value="412" calcext:value-type="float">
            <text:p>412</text:p>
          </table:table-cell>
          <table:table-cell office:value-type="float" office:value="554" calcext:value-type="float">
            <text:p>55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ecis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VM</text:p>
          </table:table-cell>
          <table:table-cell table:number-columns-repeated="2"/>
          <table:table-cell office:value-type="string" calcext:value-type="string">
            <text:p>akurasi</text:p>
          </table:table-cell>
          <table:table-cell office:value-type="float" office:value="73.274" calcext:value-type="float">
            <text:p>73.274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494.672" calcext:value-type="float">
            <text:p>494.67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762" calcext:value-type="float">
            <text:p>762</text:p>
          </table:table-cell>
          <table:table-cell office:value-type="float" office:value="78" calcext:value-type="float">
            <text:p>78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96" calcext:value-type="float">
            <text:p>96</text:p>
          </table:table-cell>
          <table:table-cell office:value-type="float" office:value="252" calcext:value-type="float">
            <text:p>252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office:value-type="float" office:value="1045" calcext:value-type="float">
            <text:p>104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ecis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umlah Data </text:p>
          </table:table-cell>
          <table:table-cell office:value-type="float" office:value="3370" calcext:value-type="float">
            <text:p>33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mlah Model</text:p>
          </table:table-cell>
          <table:table-cell office:value-type="float" office:value="2810" calcext:value-type="float">
            <text:p>2810</text:p>
          </table:table-cell>
          <table:table-cell/>
          <table:table-cell office:value-type="string" calcext:value-type="string">
            <text:p>Jawab</text:p>
          </table:table-cell>
          <table:table-cell office:value-type="float" office:value="959" calcext:value-type="float">
            <text:p>9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aca</text:p>
          </table:table-cell>
          <table:table-cell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baikan</text:p>
          </table:table-cell>
          <table:table-cell office:value-type="float" office:value="1235" calcext:value-type="float">
            <text:p>123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 Fitur Kata</text:p>
          </table:table-cell>
          <table:table-cell office:value-type="float" office:value="4390" calcext:value-type="float">
            <text:p>439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Decission Tree</text:p>
          </table:table-cell>
          <table:table-cell table:number-columns-repeated="2"/>
          <table:table-cell office:value-type="string" calcext:value-type="string">
            <text:p>akurasi</text:p>
          </table:table-cell>
          <table:table-cell office:value-type="float" office:value="65.444" calcext:value-type="float">
            <text:p>65.444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45.5995" calcext:value-type="float">
            <text:p>45.599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677" calcext:value-type="float">
            <text:p>677</text:p>
          </table:table-cell>
          <table:table-cell office:value-type="float" office:value="99" calcext:value-type="float">
            <text:p>99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ecis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aive Bayes</text:p>
          </table:table-cell>
          <table:table-cell table:number-columns-repeated="2"/>
          <table:table-cell office:value-type="string" calcext:value-type="string">
            <text:p>akurasi</text:p>
          </table:table-cell>
          <table:table-cell office:value-type="float" office:value="59.43" calcext:value-type="float">
            <text:p>59.43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6.0878" calcext:value-type="float">
            <text:p>6.087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781" calcext:value-type="float">
            <text:p>781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209" calcext:value-type="float">
            <text:p>209</text:p>
          </table:table-cell>
          <table:table-cell office:value-type="float" office:value="323" calcext:value-type="float">
            <text:p>323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375" calcext:value-type="float">
            <text:p>375</text:p>
          </table:table-cell>
          <table:table-cell office:value-type="float" office:value="294" calcext:value-type="float">
            <text:p>294</text:p>
          </table:table-cell>
          <table:table-cell office:value-type="float" office:value="566" calcext:value-type="float">
            <text:p>56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ecis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VM</text:p>
          </table:table-cell>
          <table:table-cell table:number-columns-repeated="2"/>
          <table:table-cell office:value-type="string" calcext:value-type="string">
            <text:p>akurasi</text:p>
          </table:table-cell>
          <table:table-cell office:value-type="float" office:value="73.345" calcext:value-type="float">
            <text:p>73.345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497.385" calcext:value-type="float">
            <text:p>497.38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777" calcext:value-type="float">
            <text:p>777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04" calcext:value-type="float">
            <text:p>104</text:p>
          </table:table-cell>
          <table:table-cell office:value-type="float" office:value="263" calcext:value-type="float">
            <text:p>263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80" calcext:value-type="float">
            <text:p>80</text:p>
          </table:table-cell>
          <table:table-cell office:value-type="float" office:value="134" calcext:value-type="float">
            <text:p>134</text:p>
          </table:table-cell>
          <table:table-cell office:value-type="float" office:value="1021" calcext:value-type="float">
            <text:p>102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recis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3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3"/>
        </table:table-row>
      </table:table>
      <table:table table:name="Eksperiment 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NB</text:p>
          </table:table-cell>
          <table:covered-table-cell/>
          <table:table-cell table:style-name="ce1" office:value-type="string" calcext:value-type="string" table:number-columns-spanned="2" table:number-rows-spanned="1">
            <text:p>DT</text:p>
          </table:table-cell>
          <table:covered-table-cell/>
          <table:table-cell table:style-name="ce1" office:value-type="string" calcext:value-type="string" table:number-columns-spanned="2" table:number-rows-spanned="1">
            <text:p>SVM</text:p>
          </table:table-cell>
          <table:covered-table-cell/>
          <table:table-cell table:style-name="ce1" office:value-type="string" calcext:value-type="string" table:number-columns-spanned="1" table:number-rows-spanned="2">
            <text:p>Fitu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cc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Time 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sama</text:p>
          </table:table-cell>
          <table:table-cell office:value-type="string" calcext:value-type="string">
            <text:p>Tanpa PP</text:p>
          </table:table-cell>
          <table:table-cell office:value-type="float" office:value="58.398" calcext:value-type="float">
            <text:p>58.398</text:p>
          </table:table-cell>
          <table:table-cell office:value-type="float" office:value="7.383" calcext:value-type="float">
            <text:p>7.383</text:p>
          </table:table-cell>
          <table:table-cell office:value-type="float" office:value="65.16" calcext:value-type="float">
            <text:p>65.16</text:p>
          </table:table-cell>
          <table:table-cell office:value-type="float" office:value="58.742" calcext:value-type="float">
            <text:p>58.742</text:p>
          </table:table-cell>
          <table:table-cell table:style-name="ce3" office:value-type="float" office:value="73.238" calcext:value-type="float">
            <text:p>73.238</text:p>
          </table:table-cell>
          <table:table-cell office:value-type="float" office:value="515.435" calcext:value-type="float">
            <text:p>515.435</text:p>
          </table:table-cell>
          <table:table-cell office:value-type="float" office:value="4295" calcext:value-type="float">
            <text:p>429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asar</text:p>
          </table:table-cell>
          <table:table-cell table:style-name="ce2" office:value-type="float" office:value="59.431" calcext:value-type="float">
            <text:p>59.431</text:p>
          </table:table-cell>
          <table:table-cell office:value-type="float" office:value="6.228" calcext:value-type="float">
            <text:p>6.228</text:p>
          </table:table-cell>
          <table:table-cell table:style-name="ce2" office:value-type="float" office:value="65.089" calcext:value-type="float">
            <text:p>65.089</text:p>
          </table:table-cell>
          <table:table-cell office:value-type="float" office:value="53.088" calcext:value-type="float">
            <text:p>53.088</text:p>
          </table:table-cell>
          <table:table-cell table:style-name="ce2" office:value-type="float" office:value="73.345" calcext:value-type="float">
            <text:p>73.345</text:p>
          </table:table-cell>
          <table:table-cell/>
          <table:table-cell office:value-type="float" office:value="4390" calcext:value-type="float">
            <text:p>43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office:value-type="float" office:value="58.327" calcext:value-type="float">
            <text:p>58.327</text:p>
          </table:table-cell>
          <table:table-cell/>
          <table:table-cell table:style-name="ce2" office:value-type="float" office:value="65.409" calcext:value-type="float">
            <text:p>65.409</text:p>
          </table:table-cell>
          <table:table-cell/>
          <table:table-cell office:value-type="float" office:value="73.274" calcext:value-type="float">
            <text:p>73.2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shtag</text:p>
          </table:table-cell>
          <table:table-cell office:value-type="float" office:value="58.042" calcext:value-type="float">
            <text:p>58.042</text:p>
          </table:table-cell>
          <table:table-cell/>
          <table:table-cell table:style-name="ce2" office:value-type="float" office:value="65.266" calcext:value-type="float">
            <text:p>65.266</text:p>
          </table:table-cell>
          <table:table-cell/>
          <table:table-cell table:style-name="ce2" office:value-type="float" office:value="73.238" calcext:value-type="float">
            <text:p>73.2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ntion</text:p>
          </table:table-cell>
          <table:table-cell office:value-type="float" office:value="56.797" calcext:value-type="float">
            <text:p>56.797</text:p>
          </table:table-cell>
          <table:table-cell office:value-type="float" office:value="4.358" calcext:value-type="float">
            <text:p>4.358</text:p>
          </table:table-cell>
          <table:table-cell table:style-name="ce2" office:value-type="float" office:value="73.096" calcext:value-type="float">
            <text:p>73.096</text:p>
          </table:table-cell>
          <table:table-cell office:value-type="float" office:value="19.044" calcext:value-type="float">
            <text:p>19.044</text:p>
          </table:table-cell>
          <table:table-cell table:style-name="ce2" office:value-type="float" office:value="80.32" calcext:value-type="float">
            <text:p>80.32</text:p>
          </table:table-cell>
          <table:table-cell office:value-type="float" office:value="272.543" calcext:value-type="float">
            <text:p>272.543</text:p>
          </table:table-cell>
          <table:table-cell office:value-type="float" office:value="3601" calcext:value-type="float">
            <text:p>36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nda Baca</text:p>
          </table:table-cell>
          <table:table-cell table:style-name="ce2" office:value-type="float" office:value="59.502" calcext:value-type="float">
            <text:p>59.502</text:p>
          </table:table-cell>
          <table:table-cell office:value-type="float" office:value="5.251" calcext:value-type="float">
            <text:p>5.251</text:p>
          </table:table-cell>
          <table:table-cell table:style-name="ce2" office:value-type="float" office:value="69.039" calcext:value-type="float">
            <text:p>69.039</text:p>
          </table:table-cell>
          <table:table-cell office:value-type="float" office:value="43.733" calcext:value-type="float">
            <text:p>43.733</text:p>
          </table:table-cell>
          <table:table-cell table:style-name="ce2" office:value-type="float" office:value="74.199" calcext:value-type="float">
            <text:p>74.199</text:p>
          </table:table-cell>
          <table:table-cell office:value-type="float" office:value="463.704" calcext:value-type="float">
            <text:p>463.704</text:p>
          </table:table-cell>
          <table:table-cell office:value-type="float" office:value="4393" calcext:value-type="float">
            <text:p>43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moticon</text:p>
          </table:table-cell>
          <table:table-cell table:style-name="ce2" office:value-type="float" office:value="58.861" calcext:value-type="float">
            <text:p>58.861</text:p>
          </table:table-cell>
          <table:table-cell office:value-type="float" office:value="6.527" calcext:value-type="float">
            <text:p>6.527</text:p>
          </table:table-cell>
          <table:table-cell table:style-name="ce2" office:value-type="float" office:value="66.085" calcext:value-type="float">
            <text:p>66.085</text:p>
          </table:table-cell>
          <table:table-cell office:value-type="float" office:value="34.687" calcext:value-type="float">
            <text:p>34.687</text:p>
          </table:table-cell>
          <table:table-cell table:style-name="ce2" office:value-type="float" office:value="73.772" calcext:value-type="float">
            <text:p>73.772</text:p>
          </table:table-cell>
          <table:table-cell office:value-type="float" office:value="475.728" calcext:value-type="float">
            <text:p>475.728</text:p>
          </table:table-cell>
          <table:table-cell office:value-type="float" office:value="4312" calcext:value-type="float">
            <text:p>43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gka</text:p>
          </table:table-cell>
          <table:table-cell table:style-name="ce2" office:value-type="float" office:value="59.217" calcext:value-type="float">
            <text:p>59.217</text:p>
          </table:table-cell>
          <table:table-cell office:value-type="float" office:value="4.915" calcext:value-type="float">
            <text:p>4.915</text:p>
          </table:table-cell>
          <table:table-cell office:value-type="float" office:value="64.483" calcext:value-type="float">
            <text:p>64.483</text:p>
          </table:table-cell>
          <table:table-cell office:value-type="float" office:value="24.934" calcext:value-type="float">
            <text:p>24.934</text:p>
          </table:table-cell>
          <table:table-cell table:style-name="ce2" office:value-type="float" office:value="73.309" calcext:value-type="float">
            <text:p>73.309</text:p>
          </table:table-cell>
          <table:table-cell office:value-type="float" office:value="468.391" calcext:value-type="float">
            <text:p>468.391</text:p>
          </table:table-cell>
          <table:table-cell office:value-type="float" office:value="4182" calcext:value-type="float">
            <text:p>41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malizati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topword</text:p>
          </table:table-cell>
          <table:table-cell table:style-name="ce2" office:value-type="float" office:value="59.644" calcext:value-type="float">
            <text:p>59.644</text:p>
          </table:table-cell>
          <table:table-cell office:value-type="float" office:value="4.956" calcext:value-type="float">
            <text:p>4.956</text:p>
          </table:table-cell>
          <table:table-cell office:value-type="float" office:value="61.672" calcext:value-type="float">
            <text:p>61.672</text:p>
          </table:table-cell>
          <table:table-cell office:value-type="float" office:value="57.364" calcext:value-type="float">
            <text:p>57.364</text:p>
          </table:table-cell>
          <table:table-cell office:value-type="float" office:value="72.526" calcext:value-type="float">
            <text:p>72.526</text:p>
          </table:table-cell>
          <table:table-cell office:value-type="float" office:value="488.319" calcext:value-type="float">
            <text:p>488.319</text:p>
          </table:table-cell>
          <table:table-cell office:value-type="float" office:value="4214" calcext:value-type="float">
            <text:p>42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erah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ormalization + Stopword</text:p>
          </table:table-cell>
          <table:table-cell office:value-type="float" office:value="57.046" calcext:value-type="float">
            <text:p>57.046</text:p>
          </table:table-cell>
          <table:table-cell office:value-type="float" office:value="4.095" calcext:value-type="float">
            <text:p>4.095</text:p>
          </table:table-cell>
          <table:table-cell office:value-type="float" office:value="56.512" calcext:value-type="float">
            <text:p>56.512</text:p>
          </table:table-cell>
          <table:table-cell office:value-type="float" office:value="44.299" calcext:value-type="float">
            <text:p>44.299</text:p>
          </table:table-cell>
          <table:table-cell office:value-type="float" office:value="71.388" calcext:value-type="float">
            <text:p>71.388</text:p>
          </table:table-cell>
          <table:table-cell office:value-type="float" office:value="390.046" calcext:value-type="float">
            <text:p>390.046</text:p>
          </table:table-cell>
          <table:table-cell office:value-type="float" office:value="3522" calcext:value-type="float">
            <text:p>35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malization + Daerah</text:p>
          </table:table-cell>
          <table:table-cell office:value-type="float" office:value="58.007" calcext:value-type="float">
            <text:p>58.007</text:p>
          </table:table-cell>
          <table:table-cell office:value-type="float" office:value="4.319" calcext:value-type="float">
            <text:p>4.319</text:p>
          </table:table-cell>
          <table:table-cell table:style-name="ce2" office:value-type="float" office:value="68.043" calcext:value-type="float">
            <text:p>68.043</text:p>
          </table:table-cell>
          <table:table-cell office:value-type="float" office:value="30.692" calcext:value-type="float">
            <text:p>30.692</text:p>
          </table:table-cell>
          <table:table-cell table:style-name="ce2" office:value-type="float" office:value="74.128" calcext:value-type="float">
            <text:p>74.128</text:p>
          </table:table-cell>
          <table:table-cell office:value-type="float" office:value="359.238" calcext:value-type="float">
            <text:p>359.238</text:p>
          </table:table-cell>
          <table:table-cell office:value-type="float" office:value="3748" calcext:value-type="float">
            <text:p>3748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Best comb</text:p>
          </table:table-cell>
          <table:table-cell office:value-type="float" office:value="58.754" calcext:value-type="float">
            <text:p>58.754</text:p>
          </table:table-cell>
          <table:table-cell office:value-type="float" office:value="4.411" calcext:value-type="float">
            <text:p>4.411</text:p>
          </table:table-cell>
          <table:table-cell office:value-type="float" office:value="78.932" calcext:value-type="float">
            <text:p>78.932</text:p>
          </table:table-cell>
          <table:table-cell office:value-type="float" office:value="10.02" calcext:value-type="float">
            <text:p>10.02</text:p>
          </table:table-cell>
          <table:table-cell office:value-type="float" office:value="82.42" calcext:value-type="float">
            <text:p>82.42</text:p>
          </table:table-cell>
          <table:table-cell office:value-type="float" office:value="169.516" calcext:value-type="float">
            <text:p>169.516</text:p>
          </table:table-cell>
          <table:table-cell office:value-type="float" office:value="3942" calcext:value-type="float">
            <text:p>3942</text:p>
          </table:table-cell>
          <table:table-cell office:value-type="float" office:value="2853" calcext:value-type="float">
            <text:p>2853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formula="of:=IF([.C4]&gt;[.$C$3];&quot;naik&quot;;&quot;turun&quot;)" office:value-type="string" office:string-value="naik" calcext:value-type="string">
            <text:p>naik</text:p>
          </table:table-cell>
          <table:table-cell table:formula="of:=IF([.D4]&gt;[.$D$3];&quot;naik&quot;;&quot;turun&quot;)" office:value-type="string" office:string-value="turun" calcext:value-type="string">
            <text:p>turun</text:p>
          </table:table-cell>
          <table:table-cell table:formula="of:=IF([.E4]&gt;[.$E$3];&quot;naik&quot;;&quot;turun&quot;)" office:value-type="string" office:string-value="turun" calcext:value-type="string">
            <text:p>turun</text:p>
          </table:table-cell>
          <table:table-cell table:formula="of:=IF([.F4]&gt;[.$F$3];&quot;naik&quot;;&quot;turun&quot;)" office:value-type="string" office:string-value="turun" calcext:value-type="string">
            <text:p>turun</text:p>
          </table:table-cell>
          <table:table-cell table:formula="of:=IF([.G4]&gt;[.$G$3];&quot;naik&quot;;&quot;turun&quot;)" office:value-type="string" office:string-value="naik" calcext:value-type="string">
            <text:p>naik</text:p>
          </table:table-cell>
          <table:table-cell table:formula="of:=IF([.H4]&gt;[.$H$3];&quot;naik&quot;;&quot;turun&quot;)" office:value-type="string" office:string-value="turun" calcext:value-type="string">
            <text:p>turun</text:p>
          </table:table-cell>
          <table:table-cell table:formula="of:=IF([.I4]&gt;[.$I$3];&quot;naik&quot;;&quot;turun&quot;)" office:value-type="string" office:string-value="naik" calcext:value-type="string">
            <text:p>naik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C5]&gt;[.$C$3];&quot;naik&quot;;&quot;turun&quot;)" office:value-type="string" office:string-value="turun" calcext:value-type="string">
            <text:p>turun</text:p>
          </table:table-cell>
          <table:table-cell table:formula="of:=IF([.D5]&gt;[.$D$3];&quot;naik&quot;;&quot;turun&quot;)" office:value-type="string" office:string-value="turun" calcext:value-type="string">
            <text:p>turun</text:p>
          </table:table-cell>
          <table:table-cell table:formula="of:=IF([.E5]&gt;[.$E$3];&quot;naik&quot;;&quot;turun&quot;)" office:value-type="string" office:string-value="naik" calcext:value-type="string">
            <text:p>naik</text:p>
          </table:table-cell>
          <table:table-cell table:formula="of:=IF([.F5]&gt;[.$F$3];&quot;naik&quot;;&quot;turun&quot;)" office:value-type="string" office:string-value="turun" calcext:value-type="string">
            <text:p>turun</text:p>
          </table:table-cell>
          <table:table-cell table:formula="of:=IF([.G5]&gt;[.$G$3];&quot;naik&quot;;&quot;turun&quot;)" office:value-type="string" office:string-value="naik" calcext:value-type="string">
            <text:p>naik</text:p>
          </table:table-cell>
          <table:table-cell table:formula="of:=IF([.H5]&gt;[.$H$3];&quot;naik&quot;;&quot;turun&quot;)" office:value-type="string" office:string-value="turun" calcext:value-type="string">
            <text:p>turun</text:p>
          </table:table-cell>
          <table:table-cell table:formula="of:=IF([.I5]&gt;[.$I$3];&quot;naik&quot;;&quot;turun&quot;)" office:value-type="string" office:string-value="turun" calcext:value-type="string">
            <text:p>turun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C6]&gt;[.$C$3];&quot;naik&quot;;&quot;turun&quot;)" office:value-type="string" office:string-value="turun" calcext:value-type="string">
            <text:p>turun</text:p>
          </table:table-cell>
          <table:table-cell table:formula="of:=IF([.D6]&gt;[.$D$3];&quot;naik&quot;;&quot;turun&quot;)" office:value-type="string" office:string-value="turun" calcext:value-type="string">
            <text:p>turun</text:p>
          </table:table-cell>
          <table:table-cell table:formula="of:=IF([.E6]&gt;[.$E$3];&quot;naik&quot;;&quot;turun&quot;)" office:value-type="string" office:string-value="naik" calcext:value-type="string">
            <text:p>naik</text:p>
          </table:table-cell>
          <table:table-cell table:formula="of:=IF([.F6]&gt;[.$F$3];&quot;naik&quot;;&quot;turun&quot;)" office:value-type="string" office:string-value="turun" calcext:value-type="string">
            <text:p>turun</text:p>
          </table:table-cell>
          <table:table-cell table:formula="of:=IF([.G6]&gt;[.$G$3];&quot;naik&quot;;&quot;turun&quot;)" office:value-type="string" office:string-value="turun" calcext:value-type="string">
            <text:p>turun</text:p>
          </table:table-cell>
          <table:table-cell table:formula="of:=IF([.H6]&gt;[.$H$3];&quot;naik&quot;;&quot;turun&quot;)" office:value-type="string" office:string-value="turun" calcext:value-type="string">
            <text:p>turun</text:p>
          </table:table-cell>
          <table:table-cell table:formula="of:=IF([.I6]&gt;[.$I$3];&quot;naik&quot;;&quot;turun&quot;)" office:value-type="string" office:string-value="turun" calcext:value-type="string">
            <text:p>turun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C7]&gt;[.$C$3];&quot;naik&quot;;&quot;turun&quot;)" office:value-type="string" office:string-value="turun" calcext:value-type="string">
            <text:p>turun</text:p>
          </table:table-cell>
          <table:table-cell table:formula="of:=IF([.D7]&gt;[.$D$3];&quot;naik&quot;;&quot;turun&quot;)" office:value-type="string" office:string-value="turun" calcext:value-type="string">
            <text:p>turun</text:p>
          </table:table-cell>
          <table:table-cell table:formula="of:=IF([.E7]&gt;[.$E$3];&quot;naik&quot;;&quot;turun&quot;)" office:value-type="string" office:string-value="naik" calcext:value-type="string">
            <text:p>naik</text:p>
          </table:table-cell>
          <table:table-cell table:formula="of:=IF([.F7]&gt;[.$F$3];&quot;naik&quot;;&quot;turun&quot;)" office:value-type="string" office:string-value="turun" calcext:value-type="string">
            <text:p>turun</text:p>
          </table:table-cell>
          <table:table-cell table:formula="of:=IF([.G7]&gt;[.$G$3];&quot;naik&quot;;&quot;turun&quot;)" office:value-type="string" office:string-value="naik" calcext:value-type="string">
            <text:p>naik</text:p>
          </table:table-cell>
          <table:table-cell table:formula="of:=IF([.H7]&gt;[.$H$3];&quot;naik&quot;;&quot;turun&quot;)" office:value-type="string" office:string-value="turun" calcext:value-type="string">
            <text:p>turun</text:p>
          </table:table-cell>
          <table:table-cell table:formula="of:=IF([.I7]&gt;[.$I$3];&quot;naik&quot;;&quot;turun&quot;)" office:value-type="string" office:string-value="turun" calcext:value-type="string">
            <text:p>turun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C8]&gt;[.$C$3];&quot;naik&quot;;&quot;turun&quot;)" office:value-type="string" office:string-value="naik" calcext:value-type="string">
            <text:p>naik</text:p>
          </table:table-cell>
          <table:table-cell table:formula="of:=IF([.D8]&gt;[.$D$3];&quot;naik&quot;;&quot;turun&quot;)" office:value-type="string" office:string-value="turun" calcext:value-type="string">
            <text:p>turun</text:p>
          </table:table-cell>
          <table:table-cell table:formula="of:=IF([.E8]&gt;[.$E$3];&quot;naik&quot;;&quot;turun&quot;)" office:value-type="string" office:string-value="naik" calcext:value-type="string">
            <text:p>naik</text:p>
          </table:table-cell>
          <table:table-cell table:formula="of:=IF([.F8]&gt;[.$F$3];&quot;naik&quot;;&quot;turun&quot;)" office:value-type="string" office:string-value="turun" calcext:value-type="string">
            <text:p>turun</text:p>
          </table:table-cell>
          <table:table-cell table:formula="of:=IF([.G8]&gt;[.$G$3];&quot;naik&quot;;&quot;turun&quot;)" office:value-type="string" office:string-value="naik" calcext:value-type="string">
            <text:p>naik</text:p>
          </table:table-cell>
          <table:table-cell table:formula="of:=IF([.H8]&gt;[.$H$3];&quot;naik&quot;;&quot;turun&quot;)" office:value-type="string" office:string-value="turun" calcext:value-type="string">
            <text:p>turun</text:p>
          </table:table-cell>
          <table:table-cell table:formula="of:=IF([.I8]&gt;[.$I$3];&quot;naik&quot;;&quot;turun&quot;)" office:value-type="string" office:string-value="naik" calcext:value-type="string">
            <text:p>naik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C9]&gt;[.$C$3];&quot;naik&quot;;&quot;turun&quot;)" office:value-type="string" office:string-value="naik" calcext:value-type="string">
            <text:p>naik</text:p>
          </table:table-cell>
          <table:table-cell table:formula="of:=IF([.D9]&gt;[.$D$3];&quot;naik&quot;;&quot;turun&quot;)" office:value-type="string" office:string-value="turun" calcext:value-type="string">
            <text:p>turun</text:p>
          </table:table-cell>
          <table:table-cell table:formula="of:=IF([.E9]&gt;[.$E$3];&quot;naik&quot;;&quot;turun&quot;)" office:value-type="string" office:string-value="naik" calcext:value-type="string">
            <text:p>naik</text:p>
          </table:table-cell>
          <table:table-cell table:formula="of:=IF([.F9]&gt;[.$F$3];&quot;naik&quot;;&quot;turun&quot;)" office:value-type="string" office:string-value="turun" calcext:value-type="string">
            <text:p>turun</text:p>
          </table:table-cell>
          <table:table-cell table:formula="of:=IF([.G9]&gt;[.$G$3];&quot;naik&quot;;&quot;turun&quot;)" office:value-type="string" office:string-value="naik" calcext:value-type="string">
            <text:p>naik</text:p>
          </table:table-cell>
          <table:table-cell table:formula="of:=IF([.H9]&gt;[.$H$3];&quot;naik&quot;;&quot;turun&quot;)" office:value-type="string" office:string-value="turun" calcext:value-type="string">
            <text:p>turun</text:p>
          </table:table-cell>
          <table:table-cell table:formula="of:=IF([.I9]&gt;[.$I$3];&quot;naik&quot;;&quot;turun&quot;)" office:value-type="string" office:string-value="naik" calcext:value-type="string">
            <text:p>naik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C10]&gt;[.$C$3];&quot;naik&quot;;&quot;turun&quot;)" office:value-type="string" office:string-value="naik" calcext:value-type="string">
            <text:p>naik</text:p>
          </table:table-cell>
          <table:table-cell table:formula="of:=IF([.D10]&gt;[.$D$3];&quot;naik&quot;;&quot;turun&quot;)" office:value-type="string" office:string-value="turun" calcext:value-type="string">
            <text:p>turun</text:p>
          </table:table-cell>
          <table:table-cell table:formula="of:=IF([.E10]&gt;[.$E$3];&quot;naik&quot;;&quot;turun&quot;)" office:value-type="string" office:string-value="turun" calcext:value-type="string">
            <text:p>turun</text:p>
          </table:table-cell>
          <table:table-cell table:formula="of:=IF([.F10]&gt;[.$F$3];&quot;naik&quot;;&quot;turun&quot;)" office:value-type="string" office:string-value="turun" calcext:value-type="string">
            <text:p>turun</text:p>
          </table:table-cell>
          <table:table-cell table:formula="of:=IF([.G10]&gt;[.$G$3];&quot;naik&quot;;&quot;turun&quot;)" office:value-type="string" office:string-value="naik" calcext:value-type="string">
            <text:p>naik</text:p>
          </table:table-cell>
          <table:table-cell table:formula="of:=IF([.H10]&gt;[.$H$3];&quot;naik&quot;;&quot;turun&quot;)" office:value-type="string" office:string-value="turun" calcext:value-type="string">
            <text:p>turun</text:p>
          </table:table-cell>
          <table:table-cell table:formula="of:=IF([.I10]&gt;[.$I$3];&quot;naik&quot;;&quot;turun&quot;)" office:value-type="string" office:string-value="turun" calcext:value-type="string">
            <text:p>turun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C15]&gt;[.$C$3];&quot;naik&quot;;&quot;turun&quot;)" office:value-type="string" office:string-value="turun" calcext:value-type="string">
            <text:p>turun</text:p>
          </table:table-cell>
          <table:table-cell table:formula="of:=IF([.D15]&gt;[.$D$3];&quot;naik&quot;;&quot;turun&quot;)" office:value-type="string" office:string-value="turun" calcext:value-type="string">
            <text:p>turun</text:p>
          </table:table-cell>
          <table:table-cell table:formula="of:=IF([.E15]&gt;[.$E$3];&quot;naik&quot;;&quot;turun&quot;)" office:value-type="string" office:string-value="naik" calcext:value-type="string">
            <text:p>naik</text:p>
          </table:table-cell>
          <table:table-cell table:formula="of:=IF([.F15]&gt;[.$F$3];&quot;naik&quot;;&quot;turun&quot;)" office:value-type="string" office:string-value="turun" calcext:value-type="string">
            <text:p>turun</text:p>
          </table:table-cell>
          <table:table-cell table:formula="of:=IF([.G15]&gt;[.$G$3];&quot;naik&quot;;&quot;turun&quot;)" office:value-type="string" office:string-value="naik" calcext:value-type="string">
            <text:p>naik</text:p>
          </table:table-cell>
          <table:table-cell table:formula="of:=IF([.H15]&gt;[.$H$3];&quot;naik&quot;;&quot;turun&quot;)" office:value-type="string" office:string-value="turun" calcext:value-type="string">
            <text:p>turun</text:p>
          </table:table-cell>
          <table:table-cell table:formula="of:=IF([.I15]&gt;[.$I$3];&quot;naik&quot;;&quot;turun&quot;)" office:value-type="string" office:string-value="turun" calcext:value-type="string">
            <text:p>turun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C12]&gt;[.$C$3];&quot;naik&quot;;&quot;turun&quot;)" office:value-type="string" office:string-value="naik" calcext:value-type="string">
            <text:p>naik</text:p>
          </table:table-cell>
          <table:table-cell table:formula="of:=IF([.D12]&gt;[.$D$3];&quot;naik&quot;;&quot;turun&quot;)" office:value-type="string" office:string-value="turun" calcext:value-type="string">
            <text:p>turun</text:p>
          </table:table-cell>
          <table:table-cell table:formula="of:=IF([.E12]&gt;[.$E$3];&quot;naik&quot;;&quot;turun&quot;)" office:value-type="string" office:string-value="turun" calcext:value-type="string">
            <text:p>turun</text:p>
          </table:table-cell>
          <table:table-cell table:formula="of:=IF([.F12]&gt;[.$F$3];&quot;naik&quot;;&quot;turun&quot;)" office:value-type="string" office:string-value="turun" calcext:value-type="string">
            <text:p>turun</text:p>
          </table:table-cell>
          <table:table-cell table:formula="of:=IF([.G12]&gt;[.$G$3];&quot;naik&quot;;&quot;turun&quot;)" office:value-type="string" office:string-value="turun" calcext:value-type="string">
            <text:p>turun</text:p>
          </table:table-cell>
          <table:table-cell table:formula="of:=IF([.H12]&gt;[.$H$3];&quot;naik&quot;;&quot;turun&quot;)" office:value-type="string" office:string-value="turun" calcext:value-type="string">
            <text:p>turun</text:p>
          </table:table-cell>
          <table:table-cell table:formula="of:=IF([.I12]&gt;[.$I$3];&quot;naik&quot;;&quot;turun&quot;)" office:value-type="string" office:string-value="turun" calcext:value-type="string">
            <text:p>turun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C13]&gt;[.$C$3];&quot;naik&quot;;&quot;turun&quot;)" office:value-type="string" office:string-value="turun" calcext:value-type="string">
            <text:p>turun</text:p>
          </table:table-cell>
          <table:table-cell table:formula="of:=IF([.D13]&gt;[.$D$3];&quot;naik&quot;;&quot;turun&quot;)" office:value-type="string" office:string-value="turun" calcext:value-type="string">
            <text:p>turun</text:p>
          </table:table-cell>
          <table:table-cell table:formula="of:=IF([.E13]&gt;[.$E$3];&quot;naik&quot;;&quot;turun&quot;)" office:value-type="string" office:string-value="turun" calcext:value-type="string">
            <text:p>turun</text:p>
          </table:table-cell>
          <table:table-cell table:formula="of:=IF([.F13]&gt;[.$F$3];&quot;naik&quot;;&quot;turun&quot;)" office:value-type="string" office:string-value="turun" calcext:value-type="string">
            <text:p>turun</text:p>
          </table:table-cell>
          <table:table-cell table:formula="of:=IF([.G13]&gt;[.$G$3];&quot;naik&quot;;&quot;turun&quot;)" office:value-type="string" office:string-value="turun" calcext:value-type="string">
            <text:p>turun</text:p>
          </table:table-cell>
          <table:table-cell table:formula="of:=IF([.H13]&gt;[.$H$3];&quot;naik&quot;;&quot;turun&quot;)" office:value-type="string" office:string-value="turun" calcext:value-type="string">
            <text:p>turun</text:p>
          </table:table-cell>
          <table:table-cell table:formula="of:=IF([.I13]&gt;[.$I$3];&quot;naik&quot;;&quot;turun&quot;)" office:value-type="string" office:string-value="turun" calcext:value-type="string">
            <text:p>turun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C14]&gt;[.$C$3];&quot;naik&quot;;&quot;turun&quot;)" office:value-type="string" office:string-value="turun" calcext:value-type="string">
            <text:p>turun</text:p>
          </table:table-cell>
          <table:table-cell table:formula="of:=IF([.D14]&gt;[.$D$3];&quot;naik&quot;;&quot;turun&quot;)" office:value-type="string" office:string-value="turun" calcext:value-type="string">
            <text:p>turun</text:p>
          </table:table-cell>
          <table:table-cell table:formula="of:=IF([.E14]&gt;[.$E$3];&quot;naik&quot;;&quot;turun&quot;)" office:value-type="string" office:string-value="turun" calcext:value-type="string">
            <text:p>turun</text:p>
          </table:table-cell>
          <table:table-cell table:formula="of:=IF([.F14]&gt;[.$F$3];&quot;naik&quot;;&quot;turun&quot;)" office:value-type="string" office:string-value="turun" calcext:value-type="string">
            <text:p>turun</text:p>
          </table:table-cell>
          <table:table-cell table:formula="of:=IF([.G14]&gt;[.$G$3];&quot;naik&quot;;&quot;turun&quot;)" office:value-type="string" office:string-value="turun" calcext:value-type="string">
            <text:p>turun</text:p>
          </table:table-cell>
          <table:table-cell table:formula="of:=IF([.H14]&gt;[.$H$3];&quot;naik&quot;;&quot;turun&quot;)" office:value-type="string" office:string-value="turun" calcext:value-type="string">
            <text:p>turun</text:p>
          </table:table-cell>
          <table:table-cell table:formula="of:=IF([.I14]&gt;[.$I$3];&quot;naik&quot;;&quot;turun&quot;)" office:value-type="string" office:string-value="turun" calcext:value-type="string">
            <text:p>turun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C15]&gt;[.$C$3];&quot;naik&quot;;&quot;turun&quot;)" office:value-type="string" office:string-value="turun" calcext:value-type="string">
            <text:p>turun</text:p>
          </table:table-cell>
          <table:table-cell table:formula="of:=IF([.D15]&gt;[.$D$3];&quot;naik&quot;;&quot;turun&quot;)" office:value-type="string" office:string-value="turun" calcext:value-type="string">
            <text:p>turun</text:p>
          </table:table-cell>
          <table:table-cell table:formula="of:=IF([.E15]&gt;[.$E$3];&quot;naik&quot;;&quot;turun&quot;)" office:value-type="string" office:string-value="naik" calcext:value-type="string">
            <text:p>naik</text:p>
          </table:table-cell>
          <table:table-cell table:formula="of:=IF([.F15]&gt;[.$F$3];&quot;naik&quot;;&quot;turun&quot;)" office:value-type="string" office:string-value="turun" calcext:value-type="string">
            <text:p>turun</text:p>
          </table:table-cell>
          <table:table-cell table:formula="of:=IF([.G15]&gt;[.$G$3];&quot;naik&quot;;&quot;turun&quot;)" office:value-type="string" office:string-value="naik" calcext:value-type="string">
            <text:p>naik</text:p>
          </table:table-cell>
          <table:table-cell table:formula="of:=IF([.H15]&gt;[.$H$3];&quot;naik&quot;;&quot;turun&quot;)" office:value-type="string" office:string-value="turun" calcext:value-type="string">
            <text:p>turun</text:p>
          </table:table-cell>
          <table:table-cell table:formula="of:=IF([.I15]&gt;[.$I$3];&quot;naik&quot;;&quot;turun&quot;)" office:value-type="string" office:string-value="turun" calcext:value-type="string">
            <text:p>turun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Best Algortim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omfussion Matrix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float" office:value="838" calcext:value-type="float">
            <text:p>838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D39]/SUM([.D39:.F39])" office:value-type="float" office:value="0.873826903023983" calcext:value-type="float">
            <text:p>0.8738269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91" calcext:value-type="float">
            <text:p>91</text:p>
          </table:table-cell>
          <table:table-cell office:value-type="float" office:value="436" calcext:value-type="float">
            <text:p>436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E40]/SUM([.D40:.F40])" office:value-type="float" office:value="0.707792207792208" calcext:value-type="float">
            <text:p>0.70779220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51" calcext:value-type="float">
            <text:p>51</text:p>
          </table:table-cell>
          <table:table-cell office:value-type="float" office:value="142" calcext:value-type="float">
            <text:p>142</text:p>
          </table:table-cell>
          <table:table-cell office:value-type="float" office:value="1042" calcext:value-type="float">
            <text:p>1042</text:p>
          </table:table-cell>
          <table:table-cell/>
          <table:table-cell table:formula="of:=[.F41]/SUM([.D41:.F41])" office:value-type="float" office:value="0.843724696356275" calcext:value-type="float">
            <text:p>0.8437246964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recis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office:value-type="float" office:value="0.89" calcext:value-type="float">
            <text:p>0.89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0.66" calcext:value-type="float">
            <text:p>0.66</text:p>
          </table:table-cell>
          <table:table-cell office:value-type="float" office:value="0.71" calcext:value-type="float">
            <text:p>0.71</text:p>
          </table:table-cell>
          <table:table-cell office:value-type="float" office:value="0.68" calcext:value-type="float">
            <text:p>0.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table:number-columns-repeated="5"/>
        </table:table-row>
      </table:table>
      <table:table table:name="Eksperiment 3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Fitur</text:p>
          </table:table-cell>
          <table:table-cell office:value-type="string" calcext:value-type="string">
            <text:p>Akurasi</text:p>
          </table:table-cell>
          <table:table-cell office:value-type="string" calcext:value-type="string">
            <text:p>Waktu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84.092" calcext:value-type="float">
            <text:p>84.092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2.882" calcext:value-type="float">
            <text:p>82.882</text:p>
          </table:table-cell>
          <table:table-cell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83.06" calcext:value-type="float">
            <text:p>83.06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82.775" calcext:value-type="float">
            <text:p>82.775</text:p>
          </table:table-cell>
          <table:table-cell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82.775" calcext:value-type="float">
            <text:p>82.775</text:p>
          </table:table-cell>
          <table:table-cell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82.918" calcext:value-type="float">
            <text:p>82.918</text:p>
          </table:table-cell>
          <table:table-cell/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82.918" calcext:value-type="float">
            <text:p>82.918</text:p>
          </table:table-cell>
          <table:table-cell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83.096" calcext:value-type="float">
            <text:p>83.096</text:p>
          </table:table-cell>
          <table:table-cell/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office:value-type="float" office:value="83.096" calcext:value-type="float">
            <text:p>83.096</text:p>
          </table:table-cell>
          <table:table-cell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83.096" calcext:value-type="float">
            <text:p>83.096</text:p>
          </table:table-cell>
          <table:table-cell/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office:value-type="float" office:value="82.096" calcext:value-type="float">
            <text:p>82.096</text:p>
          </table:table-cell>
          <table:table-cell/>
        </table:table-row>
        <table:table-row table:style-name="ro1">
          <table:table-cell/>
          <table:table-cell office:value-type="float" office:value="2853" calcext:value-type="float">
            <text:p>2853</text:p>
          </table:table-cell>
          <table:table-cell office:value-type="float" office:value="82.704" calcext:value-type="float">
            <text:p>82.704</text:p>
          </table:table-cell>
          <table:table-cell/>
        </table:table-row>
      </table:table>
      <table:table table:name="Eksperiment 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 style:data-style-name="N2" text:time-value="13:49:31.185326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09:28:49.642063815</meta:creation-date>
    <dc:date>2017-09-06T15:56:12.827511324</dc:date>
    <meta:editing-duration>PT3H14M56S</meta:editing-duration>
    <meta:editing-cycles>6</meta:editing-cycles>
    <meta:generator>LibreOffice/4.2.8.2$Linux_X86_64 LibreOffice_project/420m0$Build-2</meta:generator>
    <meta:document-statistic meta:table-count="4" meta:cell-count="502" meta:object-count="0"/>
  </office:meta>
</office:document-meta>
</file>